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2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([.$G$2:.$G$26];&quot;Banca Sella&quot;;[.$D$2:.SD$26])" office:value-type="currency" office:currency="EUR" office:value="98934.84">
            <text:p>€ 98.934,84</text:p>
          </table:table-cell>
          <table:table-cell table:style-name="ce10" table:formula="of:=AVERAGEIFS([.$D$2:.$D$26];[.G$2:.G$26];[.A31])" office:value-type="currency" office:currency="EUR" office:value="10992.76">
            <text:p>€ 10.992,76</text:p>
          </table:table-cell>
          <table:table-cell table:style-name="ce14" table:formula="of:=SUM(COUNTIFS([.$G$2:.$G$26];[.A31];[.I$2:.I$26];1);COUNTIFS([.$G$2:.$G$26];[.A31];[.J$2:.J$26];1))" office:value-type="float" office:value="4">
            <text:p>4</text:p>
          </table:table-cell>
          <table:table-cell table:style-name="ce16" table:formula="of:=SUM(SUMIFS([.$D$2:.$D$26];[.$G$2:.$G$26];[.A31];[.$I$2:.$I$26];1);SUMIFS([.$D$2:.$D$26];[.$G$2:.$G$26];[.A31];[.$J$2:.$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([.$G$2:.$G$26];&quot;Intesa San Paolo&quot;;[.$D$2:.SD$26])" office:value-type="currency" office:currency="EUR" office:value="109536.36">
            <text:p>€ 109.536,36</text:p>
          </table:table-cell>
          <table:table-cell table:style-name="ce10" table:formula="of:=AVERAGEIFS([.$D$2:.$D$26];[.G$2:.G$26];[.A32])" office:value-type="currency" office:currency="EUR" office:value="15648.0514285714">
            <text:p>€ 15.648,05</text:p>
          </table:table-cell>
          <table:table-cell table:style-name="ce14" table:formula="of:=SUM(COUNTIFS([.$G$2:.$G$26];[.A32];[.I$2:.I$26];1);COUNTIFS([.$G$2:.$G$26];[.A32];[.J$2:.J$26];1))" office:value-type="float" office:value="4">
            <text:p>4</text:p>
          </table:table-cell>
          <table:table-cell table:style-name="ce16" table:formula="of:=SUM(SUMIFS([.$D$2:.$D$26];[.$G$2:.$G$26];[.A32];[.$I$2:.$I$26];1);SUMIFS([.$D$2:.$D$26];[.$G$2:.$G$26];[.A32];[.$J$2:.$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([.$G$2:.$G$26];&quot;UniCredit&quot;;[.$D$2:.SD$26])" office:value-type="currency" office:currency="EUR" office:value="94498.45">
            <text:p>€ 94.498,45</text:p>
          </table:table-cell>
          <table:table-cell table:style-name="ce10" table:formula="of:=AVERAGEIFS([.$D$2:.$D$26];[.G$2:.G$26];[.A33])" office:value-type="currency" office:currency="EUR" office:value="10499.8277777778">
            <text:p>€ 10.499,83</text:p>
          </table:table-cell>
          <table:table-cell table:style-name="ce14" table:formula="of:=SUM(COUNTIFS([.$G$2:.$G$26];[.A33];[.I$2:.I$26];1);COUNTIFS([.$G$2:.$G$26];[.A33];[.J$2:.J$26];1))" office:value-type="float" office:value="3">
            <text:p>3</text:p>
          </table:table-cell>
          <table:table-cell table:style-name="ce16" table:formula="of:=SUM(SUMIFS([.$D$2:.$D$26];[.$G$2:.$G$26];[.A33];[.$I$2:.$I$26];1);SUMIFS([.$D$2:.$D$26];[.$G$2:.$G$26];[.A33];[.$J$2:.$J$26];1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47.5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47:57.30</dc:date>
    <meta:editing-duration>PT1H1M16S</meta:editing-duration>
    <meta:editing-cycles>7</meta:editing-cycles>
    <meta:document-statistic meta:table-count="1" meta:cell-count="284" meta:object-count="0"/>
  </office:meta>
</office:document-meta>
</file>